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7D0000001C575DFFB932EC5F5A.png" manifest:media-type="image/png"/>
  <manifest:file-entry manifest:full-path="Pictures/100002010000008800000087F880387092927F5B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fo:min-height="3.506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2.07cm"/>
      <style:paragraph-properties style:writing-mode="lr-tb"/>
    </style:style>
    <style:style style:name="pr4" style:family="presentation" style:parent-style-name="Pencil1-outline1">
      <style:graphic-properties fo:min-height="13.82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</style:style>
    <style:style style:name="P3" style:family="paragraph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>
          <draw:text-box>
            <text:p text:style-name="P1"><text:span text:style-name="T1">Python Variables and Data Types - Intro to Prog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 text:style-name="P1"><text:span text:style-name="T1">Data Types</text:span></text:p>
          </draw:text-box>
        </draw:frame>
        <draw:frame presentation:style-name="pr4" draw:layer="layout" svg:width="26.2cm" svg:height="9.2cm" svg:x="1cm" svg:y="3.8cm" presentation:class="outline" presentation:user-transformed="true">
          <draw:text-box>
            <text:list text:style-name="L2">
              <text:list-item>
                <text:p>Python supports various data types to represent different kinds of information.</text:p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 text:style-name="P1"><text:span text:style-name="T1">Data Types</text:span></text:p>
          </draw:text-box>
        </draw:frame>
        <draw:frame presentation:style-name="pr4" draw:layer="layout" svg:width="26.2cm" svg:height="15.985cm" svg:x="1cm" svg:y="3cm" presentation:class="outline" presentation:user-transformed="true">
          <draw:text-box>
            <text:list text:style-name="L2">
              <text:list-item>
                <text:p><text:span text:style-name="T1">Common Data </text:span><text:span text:style-name="T1">Types</text:span></text:p>
              </text:list-item>
              <text:list-item>
                <text:p>int: Integer (whole numbers)</text:p>
              </text:list-item>
              <text:list-item>
                <text:p>float: Floating-point (decimal numbers)</text:p>
              </text:list-item>
              <text:list-item>
                <text:p>str: String (text)</text:p>
              </text:list-item>
              <text:list-item>
                <text:p>bool: Boolean (True or False)</text:p>
              </text:list-item>
              <text:list-item>
                <text:p>list: List (ordered collection)</text:p>
              </text:list-item>
              <text:list-item>
                <text:p>tuple: Tuple (ordered, immutable collection)</text:p>
              </text:list-item>
              <text:list-item>
                <text:p>dict: Dictionary (key-value pairs)</text:p>
              </text:list-item>
              <text:list-item>
                <text:p>set: Set (unordered collection of unique items)</text:p>
              </text:list-item>
              <text:list-item>
                <text:p>NoneType: Represents the absence of a value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>
          <draw:text-box>
            <text:p text:style-name="P1"><text:span text:style-name="T1">Data Types</text:span></text:p>
          </draw:text-box>
        </draw:frame>
        <draw:frame presentation:style-name="pr4" draw:layer="layout" svg:width="26.2cm" svg:height="15.985cm" svg:x="1cm" svg:y="3cm" presentation:class="outline" presentation:user-transformed="true">
          <draw:text-box>
            <text:list text:style-name="L2">
              <text:list-item>
                <text:p><text:span text:style-name="T1">Examples</text:span></text:p>
              </text:list-item>
              <text:list-item>
                <text:p>int: Integer (whole numbers)</text:p>
                <text:list>
                  <text:list-item>
                    <text:p>Age = 25</text:p>
                  </text:list-item>
                </text:list>
              </text:list-item>
              <text:list-item>
                <text:p>float: Floating-point (decimal numbers)</text:p>
                <text:list>
                  <text:list-item>
                    <text:p><text:span text:style-name="T2">`</text:span>height = 5.9</text:p>
                  </text:list-item>
                </text:list>
              </text:list-item>
              <text:list-item>
                <text:p>str: String (text)</text:p>
                <text:list>
                  <text:list-item>
                    <text:p>name = "John"</text:p>
                  </text:list-item>
                </text:list>
              </text:list-item>
              <text:list-item>
                <text:p>bool: Boolean (True or False)</text:p>
                <text:list>
                  <text:list-item>
                    <text:p>is_student = True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5cm" svg:height="11.14cm" svg:x="3.08cm" svg:y="2.26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 presentation:user-transformed="true">
          <draw:text-box>
            <text:p text:style-name="P1"><text:span text:style-name="T1">Python Comments</text:span></text:p>
          </draw:text-box>
        </draw:frame>
        <draw:frame presentation:style-name="pr4" draw:layer="layout" svg:width="25.2cm" svg:height="14.071cm" svg:x="1.4cm" svg:y="4.914cm" presentation:class="outline" presentation:user-transformed="true">
          <draw:text-box>
            <text:list text:style-name="L2">
              <text:list-item>
                <text:p><text:span text:style-name="T1">Comments in </text:span><text:span text:style-name="T1">Python</text:span></text:p>
              </text:list-item>
              <text:list-item>
                <text:p>Comments are used to explain code and make it more readable.</text:p>
              </text:list-item>
              <text:list-item>
                <text:p>Python ignores comments during executio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 presentation:user-transformed="true">
          <draw:text-box>
            <text:p text:style-name="P1"><text:span text:style-name="T1">Python Comments</text:span></text:p>
          </draw:text-box>
        </draw:frame>
        <draw:frame presentation:style-name="pr4" draw:text-style-name="P3" draw:layer="layout" svg:width="25.2cm" svg:height="14.071cm" svg:x="1.4cm" svg:y="4.314cm" presentation:class="outline" presentation:user-transformed="true">
          <draw:text-box>
            <text:list text:style-name="L2">
              <text:list-item>
                <text:p text:style-name="P3"><text:span text:style-name="T1">Types of Comments</text:span></text:p>
              </text:list-item>
              <text:list-item>
                <text:p text:style-name="P3"><text:span text:style-name="T3">Single-line </text:span><text:span text:style-name="T3">Comments: Begin </text:span><text:span text:style-name="T3">with # and extend </text:span><text:span text:style-name="T3">until the end of the </text:span><text:span text:style-name="T3">line.</text:span></text:p>
              </text:list-item>
              <text:list-item>
                <text:p text:style-name="P3"><text:span text:style-name="T3"># This is a single-line </text:span><text:span text:style-name="T3">comment</text:span></text:p>
              </text:list-item>
              <text:list-item>
                <text:p text:style-name="P3"><text:span text:style-name="T3">Multi-line Comments: </text:span><text:span text:style-name="T3">Enclosed in triple </text:span><text:span text:style-name="T3">quotes (''' or """).</text:span></text:p>
              </text:list-item>
              <text:list-item>
                <text:p text:style-name="P3"><text:span text:style-name="T3">'''</text:span></text:p>
              </text:list-item>
              <text:list-item>
                <text:p text:style-name="P3"><text:span text:style-name="T3">This is a</text:span></text:p>
              </text:list-item>
              <text:list-item>
                <text:p text:style-name="P3"><text:span text:style-name="T3">multi-line</text:span></text:p>
              </text:list-item>
              <text:list-item>
                <text:p text:style-name="P3"><text:span text:style-name="T3">comment</text:span></text:p>
              </text:list-item>
              <text:list-item>
                <text:p text:style-name="P3"><text:span text:style-name="T3">'''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 presentation:user-transformed="true">
          <draw:text-box>
            <text:p text:style-name="P1"><text:span text:style-name="T1">Assigning Values to Variables</text:span></text:p>
          </draw:text-box>
        </draw:frame>
        <draw:frame presentation:style-name="pr4" draw:text-style-name="P3" draw:layer="layout" svg:width="25.2cm" svg:height="14.071cm" svg:x="1.4cm" svg:y="4.314cm" presentation:class="outline" presentation:user-transformed="true">
          <draw:text-box>
            <text:list text:style-name="L2">
              <text:list-item>
                <text:p text:style-name="P3"><text:span text:style-name="T3">Use the = operator to </text:span><text:span text:style-name="T3">assign values to </text:span><text:span text:style-name="T3">variables.</text:span></text:p>
              </text:list-item>
              <text:list-item>
                <text:p text:style-name="P3"><text:span text:style-name="T3">age = 25</text:span></text:p>
              </text:list-item>
              <text:list-item>
                <text:p text:style-name="P3"><text:span text:style-name="T3">name = "John"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1">Reassigning </text:span><text:span text:style-name="T1">Variables</text:span></text:p>
              </text:list-item>
              <text:list-item>
                <text:p text:style-name="P3"><text:span text:style-name="T3">You can change the </text:span><text:span text:style-name="T3">value of a variable by </text:span><text:span text:style-name="T3">assigning a new </text:span><text:span text:style-name="T3">value.</text:span></text:p>
              </text:list-item>
              <text:list-item>
                <text:p text:style-name="P3"><text:span text:style-name="T3">age = 30 <text:s/># </text:span><text:span text:style-name="T3">Reassigning age</text:span></text:p>
              </text:list-item>
              <text:list-item>
                <text:p text:style-name="P3"><text:span text:style-name="T3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 presentation:user-transformed="true">
          <draw:text-box>
            <text:p text:style-name="P1"><text:span text:style-name="T1">Data Type Conversion</text:span></text:p>
          </draw:text-box>
        </draw:frame>
        <draw:frame presentation:style-name="pr4" draw:text-style-name="P3" draw:layer="layout" svg:width="25.2cm" svg:height="14.071cm" svg:x="1.4cm" svg:y="4.314cm" presentation:class="outline" presentation:user-transformed="true">
          <draw:text-box>
            <text:list text:style-name="L2">
              <text:list-item>
                <text:p text:style-name="P3"><text:span text:style-name="T3">You can convert </text:span><text:span text:style-name="T3">between different </text:span><text:span text:style-name="T3">data types.</text:span></text:p>
              </text:list-item>
              <text:list-item>
                <text:p text:style-name="P3"><text:span text:style-name="T3">x = 5 <text:s text:c="5"/># int</text:span></text:p>
              </text:list-item>
              <text:list-item>
                <text:p text:style-name="P3"><text:span text:style-name="T3">y = float(x) <text:s/># </text:span><text:span text:style-name="T3">Converts to float (5.0)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1">Type Checking</text:span></text:p>
              </text:list-item>
              <text:list-item>
                <text:p text:style-name="P3"><text:span text:style-name="T3">Use type() function to </text:span><text:span text:style-name="T3">check a variable's </text:span><text:span text:style-name="T3">data type.</text:span></text:p>
              </text:list-item>
              <text:list-item>
                <text:p text:style-name="P3"><text:span text:style-name="T3"/></text:p>
              </text:list-item>
              <text:list-item>
                <text:p text:style-name="P3"><text:span text:style-name="T3">age = 25</text:span></text:p>
              </text:list-item>
              <text:list-item>
                <text:p text:style-name="P3"><text:span text:style-name="T3">print(type(age)) <text:s/># </text:span><text:span text:style-name="T3">Output: &lt;class 'int'&gt;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0.837cm" presentation:class="title" presentation:user-transformed="true">
          <draw:text-box>
            <text:p text:style-name="P1"><text:span text:style-name="T1">Conclusion</text:span></text:p>
          </draw:text-box>
        </draw:frame>
        <draw:frame presentation:style-name="pr4" draw:text-style-name="P3" draw:layer="layout" svg:width="25.2cm" svg:height="14.071cm" svg:x="1.4cm" svg:y="4.314cm" presentation:class="outline" presentation:user-transformed="true">
          <draw:text-box>
            <text:list text:style-name="L2">
              <text:list-item>
                <text:p text:style-name="P3"><text:span text:style-name="T3">Variables are used to store data in Python.</text:span></text:p>
              </text:list-item>
              <text:list-item>
                <text:p text:style-name="P3"><text:span text:style-name="T3">Python supports various data types.</text:span></text:p>
              </text:list-item>
              <text:list-item>
                <text:p text:style-name="P3"><text:span text:style-name="T3">Comments help explain code and improve </text:span><text:span text:style-name="T3">readability.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ncil1" presentation:presentation-page-layout-name="AL2T3">
        <office:forms form:automatic-focus="false" form:apply-design-mode="false"/>
        <draw:frame presentation:style-name="pr3" draw:text-style-name="P1" draw:layer="layout" svg:width="22.8cm" svg:height="2.07cm" svg:x="1.4cm" svg:y="1.637cm" presentation:class="title" presentation:user-transformed="true">
          <draw:text-box>
            <text:p text:style-name="P1"><text:span text:style-name="T1">Thank you!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N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layer="backgroundobjects" svg:width="6.523cm" svg:height="0.656cm" svg:x="1.4cm" svg:y="20.344cm" presentation:class="date-time">
        <draw:text-box>
          <text:p><presentation:date-time/></text:p>
        </draw:text-box>
      </draw:frame>
      <draw:frame presentation:style-name="Mpr5" draw:text-style-name="MP8" draw:layer="backgroundobjects" svg:width="8.875cm" svg:height="0.833cm" svg:x="9.576cm" svg:y="20.167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09:42:05.334001770</meta:creation-date>
    <meta:editing-duration>PT10M12S</meta:editing-duration>
    <meta:editing-cycles>17</meta:editing-cycles>
    <meta:generator>LibreOffice/6.4.7.2$Linux_X86_64 LibreOffice_project/40$Build-2</meta:generator>
    <dc:title>Pencil</dc:title>
    <dc:date>2023-09-25T09:52:22.647408038</dc:date>
    <meta:document-statistic meta:object-count="71"/>
  </office:meta>
</office:document-meta>
</file>